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529cm" fo:margin-right="0cm" fo:text-indent="-0.508cm" style:auto-text-indent="false">
        <style:tab-stops/>
      </style:paragraph-properties>
    </style:style>
    <style:style style:name="P2" style:family="paragraph" style:parent-style-name="Standard">
      <style:paragraph-properties fo:margin-left="0.529cm" fo:margin-right="0cm" fo:text-indent="-0.508cm" style:auto-text-indent="false">
        <style:tab-stops/>
      </style:paragraph-properties>
      <style:text-properties officeooo:paragraph-rsid="0021a9ab"/>
    </style:style>
    <style:style style:name="P3" style:family="paragraph" style:parent-style-name="Standard">
      <style:paragraph-properties fo:margin-left="0.529cm" fo:margin-right="0cm" fo:text-indent="-0.508cm" style:auto-text-indent="false">
        <style:tab-stops/>
      </style:paragraph-properties>
      <style:text-properties officeooo:paragraph-rsid="00084215"/>
    </style:style>
    <style:style style:name="P4" style:family="paragraph" style:parent-style-name="Standard">
      <style:paragraph-properties fo:margin-left="0.529cm" fo:margin-right="0cm" fo:text-indent="-0.508cm" style:auto-text-indent="false">
        <style:tab-stops/>
      </style:paragraph-properties>
      <style:text-properties officeooo:paragraph-rsid="00112eeb"/>
    </style:style>
    <style:style style:name="P5" style:family="paragraph" style:parent-style-name="Standard">
      <style:paragraph-properties fo:margin-left="0.529cm" fo:margin-right="0cm" fo:text-indent="-0.508cm" style:auto-text-indent="false">
        <style:tab-stops/>
      </style:paragraph-properties>
      <style:text-properties officeooo:paragraph-rsid="00094e3c"/>
    </style:style>
    <style:style style:name="P6" style:family="paragraph" style:parent-style-name="Standard">
      <style:paragraph-properties fo:margin-left="0.529cm" fo:margin-right="0cm" fo:text-indent="-0.508cm" style:auto-text-indent="false">
        <style:tab-stops/>
      </style:paragraph-properties>
      <style:text-properties officeooo:paragraph-rsid="0013245f"/>
    </style:style>
    <style:style style:name="P7" style:family="paragraph" style:parent-style-name="Standard">
      <style:paragraph-properties fo:margin-left="0.529cm" fo:margin-right="0cm" fo:text-indent="-0.508cm" style:auto-text-indent="false">
        <style:tab-stops/>
      </style:paragraph-properties>
      <style:text-properties officeooo:paragraph-rsid="001037da"/>
    </style:style>
    <style:style style:name="P8" style:family="paragraph" style:parent-style-name="Standard">
      <style:paragraph-properties fo:margin-left="0.529cm" fo:margin-right="0cm" fo:text-indent="-0.508cm" style:auto-text-indent="false">
        <style:tab-stops/>
      </style:paragraph-properties>
      <style:text-properties officeooo:paragraph-rsid="00106e27"/>
    </style:style>
    <style:style style:name="P9" style:family="paragraph" style:parent-style-name="Standard">
      <style:paragraph-properties fo:margin-left="0.529cm" fo:margin-right="0cm" fo:text-indent="-0.508cm" style:auto-text-indent="false">
        <style:tab-stops/>
      </style:paragraph-properties>
      <style:text-properties officeooo:paragraph-rsid="000f1281"/>
    </style:style>
    <style:style style:name="P10" style:family="paragraph" style:parent-style-name="Standard">
      <style:paragraph-properties fo:margin-left="0.529cm" fo:margin-right="0cm" fo:text-indent="-0.508cm" style:auto-text-indent="false">
        <style:tab-stops/>
      </style:paragraph-properties>
      <style:text-properties officeooo:paragraph-rsid="000bb9db"/>
    </style:style>
    <style:style style:name="P11" style:family="paragraph" style:parent-style-name="Standard">
      <style:paragraph-properties fo:margin-left="0.529cm" fo:margin-right="0cm" fo:text-indent="-0.508cm" style:auto-text-indent="false">
        <style:tab-stops/>
      </style:paragraph-properties>
      <style:text-properties officeooo:paragraph-rsid="001d7e36"/>
    </style:style>
    <style:style style:name="P12" style:family="paragraph" style:parent-style-name="Standard">
      <style:paragraph-properties fo:margin-left="0.529cm" fo:margin-right="0cm" fo:text-indent="-0.508cm" style:auto-text-indent="false">
        <style:tab-stops/>
      </style:paragraph-properties>
      <style:text-properties officeooo:paragraph-rsid="0013e721"/>
    </style:style>
    <style:style style:name="P13" style:family="paragraph" style:parent-style-name="Standard">
      <style:paragraph-properties fo:margin-left="0.529cm" fo:margin-right="0cm" fo:text-indent="-0.508cm" style:auto-text-indent="false">
        <style:tab-stops/>
      </style:paragraph-properties>
      <style:text-properties officeooo:paragraph-rsid="001859f9"/>
    </style:style>
    <style:style style:name="P14" style:family="paragraph" style:parent-style-name="Standard">
      <style:paragraph-properties fo:margin-left="0.529cm" fo:margin-right="0cm" fo:text-indent="-0.508cm" style:auto-text-indent="false">
        <style:tab-stops/>
      </style:paragraph-properties>
      <style:text-properties officeooo:paragraph-rsid="000e692b"/>
    </style:style>
    <style:style style:name="P15" style:family="paragraph" style:parent-style-name="Standard">
      <style:paragraph-properties fo:margin-left="0.529cm" fo:margin-right="0cm" fo:text-indent="-0.508cm" style:auto-text-indent="false">
        <style:tab-stops/>
      </style:paragraph-properties>
      <style:text-properties officeooo:paragraph-rsid="000b2b57"/>
    </style:style>
    <style:style style:name="P16" style:family="paragraph" style:parent-style-name="Standard">
      <style:paragraph-properties fo:margin-left="0.529cm" fo:margin-right="0cm" fo:text-indent="-0.508cm" style:auto-text-indent="false">
        <style:tab-stops/>
      </style:paragraph-properties>
      <style:text-properties officeooo:paragraph-rsid="000f36d1"/>
    </style:style>
    <style:style style:name="P17" style:family="paragraph" style:parent-style-name="Standard">
      <style:paragraph-properties fo:margin-left="0.529cm" fo:margin-right="0cm" fo:text-indent="-0.508cm" style:auto-text-indent="false">
        <style:tab-stops/>
      </style:paragraph-properties>
      <style:text-properties officeooo:paragraph-rsid="000cb5ae"/>
    </style:style>
    <style:style style:name="P18" style:family="paragraph" style:parent-style-name="Standard">
      <style:paragraph-properties fo:margin-left="0.529cm" fo:margin-right="0cm" fo:text-indent="-0.508cm" style:auto-text-indent="false">
        <style:tab-stops/>
      </style:paragraph-properties>
      <style:text-properties officeooo:paragraph-rsid="001045dd"/>
    </style:style>
    <style:style style:name="P19" style:family="paragraph" style:parent-style-name="Standard">
      <style:paragraph-properties fo:margin-left="0.529cm" fo:margin-right="0cm" fo:line-height="200%" fo:text-indent="-0.508cm" style:auto-text-indent="false">
        <style:tab-stops/>
      </style:paragraph-properties>
      <style:text-properties fo:font-size="12pt" fo:language="en" fo:country="GB" officeooo:paragraph-rsid="000f1281" fo:background-color="transparent" style:font-size-asian="12pt" style:font-size-complex="12pt"/>
    </style:style>
    <style:style style:name="P20" style:family="paragraph" style:parent-style-name="Standard">
      <style:paragraph-properties fo:margin-left="0.529cm" fo:margin-right="0cm" fo:line-height="200%" fo:text-indent="-0.508cm" style:auto-text-indent="false">
        <style:tab-stops/>
      </style:paragraph-properties>
      <style:text-properties fo:font-size="12pt" fo:language="en" fo:country="GB" officeooo:paragraph-rsid="000f1281" fo:background-color="transparent" style:font-size-asian="12pt" style:font-size-complex="12pt"/>
    </style:style>
    <style:style style:name="P21" style:family="paragraph" style:parent-style-name="Standard">
      <style:paragraph-properties fo:margin-left="0.529cm" fo:margin-right="0cm" fo:text-indent="-0.508cm" style:auto-text-indent="false">
        <style:tab-stops/>
      </style:paragraph-properties>
      <style:text-properties fo:font-size="12pt" fo:language="en" fo:country="GB" fo:background-color="transparent" style:font-size-asian="12pt" style:font-size-complex="12pt"/>
    </style:style>
    <style:style style:name="P22" style:family="paragraph" style:parent-style-name="Standard">
      <style:paragraph-properties fo:margin-left="0.529cm" fo:margin-right="0cm" fo:text-indent="-0.508cm" style:auto-text-indent="false">
        <style:tab-stops/>
      </style:paragraph-properties>
      <style:text-properties fo:font-size="12pt" fo:language="en" fo:country="GB" officeooo:paragraph-rsid="00112eeb" fo:background-color="transparent" style:font-size-asian="12pt" style:font-size-complex="12pt"/>
    </style:style>
    <style:style style:name="P23" style:family="paragraph" style:parent-style-name="Standard">
      <style:paragraph-properties fo:margin-left="0.529cm" fo:margin-right="0cm" fo:text-indent="-0.508cm" style:auto-text-indent="false">
        <style:tab-stops/>
      </style:paragraph-properties>
      <style:text-properties fo:font-size="12pt" fo:language="en" fo:country="GB" officeooo:paragraph-rsid="00094e3c" fo:background-color="transparent" style:font-size-asian="12pt" style:font-size-complex="12pt"/>
    </style:style>
    <style:style style:name="P24" style:family="paragraph" style:parent-style-name="Standard">
      <style:paragraph-properties fo:margin-left="0.529cm" fo:margin-right="0cm" fo:text-indent="-0.508cm" style:auto-text-indent="false">
        <style:tab-stops/>
      </style:paragraph-properties>
      <style:text-properties fo:font-size="12pt" fo:language="en" fo:country="GB" fo:background-color="#ffff00" style:font-size-asian="12pt" style:font-size-complex="12pt"/>
    </style:style>
    <style:style style:name="P25" style:family="paragraph" style:parent-style-name="Standard">
      <style:paragraph-properties fo:margin-left="0.529cm" fo:margin-right="0cm" fo:line-height="200%" fo:text-indent="-0.508cm" style:auto-text-indent="false">
        <style:tab-stops/>
      </style:paragraph-properties>
      <style:text-properties fo:font-size="12pt" fo:language="en" fo:country="GB" officeooo:paragraph-rsid="0013e721" style:font-size-asian="12pt" style:font-size-complex="12pt"/>
    </style:style>
    <style:style style:name="P26" style:family="paragraph" style:parent-style-name="Standard">
      <style:paragraph-properties fo:margin-left="0.529cm" fo:margin-right="0cm" fo:line-height="200%" fo:text-indent="-0.508cm" style:auto-text-indent="false">
        <style:tab-stops/>
      </style:paragraph-properties>
      <style:text-properties fo:font-size="12pt" fo:language="en" fo:country="none" officeooo:paragraph-rsid="0011c9ca" fo:background-color="transparent" style:font-size-asian="12pt" style:font-size-complex="12pt"/>
    </style:style>
    <style:style style:name="P27" style:family="paragraph" style:parent-style-name="Standard">
      <style:paragraph-properties fo:margin-left="0.529cm" fo:margin-right="0cm" fo:text-indent="-0.508cm" style:auto-text-indent="false">
        <style:tab-stops/>
      </style:paragraph-properties>
      <style:text-properties style:font-name="serif" fo:font-size="9.75pt" officeooo:paragraph-rsid="0013245f"/>
    </style:style>
    <style:style style:name="P28" style:family="paragraph" style:parent-style-name="Standard">
      <style:paragraph-properties fo:margin-left="0.529cm" fo:margin-right="0cm" fo:text-indent="-0.508cm" style:auto-text-indent="false">
        <style:tab-stops/>
      </style:paragraph-properties>
      <style:text-properties style:font-name="serif" fo:font-size="9.75pt" officeooo:paragraph-rsid="0013245f"/>
    </style:style>
    <style:style style:name="P29" style:family="paragraph" style:parent-style-name="Standard">
      <style:paragraph-properties fo:margin-left="0.529cm" fo:margin-right="0cm" fo:text-indent="-0.508cm" style:auto-text-indent="false">
        <style:tab-stops/>
      </style:paragraph-properties>
      <style:text-properties style:font-name="serif" fo:font-size="7.5pt" officeooo:paragraph-rsid="00094e3c"/>
    </style:style>
    <style:style style:name="P30" style:family="paragraph" style:parent-style-name="Standard">
      <style:paragraph-properties fo:margin-left="0.529cm" fo:margin-right="0cm" fo:text-indent="-0.508cm" style:auto-text-indent="false">
        <style:tab-stops/>
      </style:paragraph-properties>
      <style:text-properties style:font-name="serif" fo:font-size="7.5pt" officeooo:paragraph-rsid="001045dd"/>
    </style:style>
    <style:style style:name="P31" style:family="paragraph" style:parent-style-name="Standard">
      <style:paragraph-properties fo:margin-left="0.529cm" fo:margin-right="0cm" fo:text-indent="-0.508cm" style:auto-text-indent="false">
        <style:tab-stops/>
      </style:paragraph-properties>
      <style:text-properties style:font-name="serif" fo:font-size="7.5pt" officeooo:paragraph-rsid="000f63f2"/>
    </style:style>
    <style:style style:name="P32" style:family="paragraph" style:parent-style-name="Standard">
      <style:paragraph-properties fo:margin-left="0.529cm" fo:margin-right="0cm" fo:text-indent="-0.508cm" style:auto-text-indent="false">
        <style:tab-stops/>
      </style:paragraph-properties>
      <style:text-properties style:font-name="serif" fo:font-size="7.5pt" officeooo:paragraph-rsid="001037da"/>
    </style:style>
    <style:style style:name="P33" style:family="paragraph" style:parent-style-name="Standard">
      <style:paragraph-properties fo:margin-left="0.529cm" fo:margin-right="0cm" fo:text-indent="-0.508cm" style:auto-text-indent="false">
        <style:tab-stops/>
      </style:paragraph-properties>
      <style:text-properties fo:language="en" fo:country="none" officeooo:paragraph-rsid="0014b36e"/>
    </style:style>
    <style:style style:name="P34" style:family="paragraph" style:parent-style-name="Standard">
      <style:paragraph-properties fo:margin-left="0.529cm" fo:margin-right="0cm" fo:line-height="200%" fo:text-align="justify" style:justify-single-word="false" fo:text-indent="-0.508cm" style:auto-text-indent="false">
        <style:tab-stops/>
      </style:paragraph-properties>
      <style:text-properties fo:language="en" fo:country="GB" officeooo:paragraph-rsid="00112eeb"/>
    </style:style>
    <style:style style:name="P35" style:family="paragraph" style:parent-style-name="Standard">
      <style:paragraph-properties fo:margin-left="0.529cm" fo:margin-right="0cm" fo:line-height="200%" fo:text-align="justify" style:justify-single-word="false" fo:text-indent="-0.508cm" style:auto-text-indent="false">
        <style:tab-stops/>
      </style:paragraph-properties>
      <style:text-properties fo:language="en" fo:country="GB" officeooo:paragraph-rsid="00112eeb"/>
    </style:style>
    <style:style style:name="P36" style:family="paragraph" style:parent-style-name="Standard">
      <style:paragraph-properties fo:margin-left="0.529cm" fo:margin-right="0cm" fo:line-height="200%" fo:text-indent="-0.508cm" style:auto-text-indent="false">
        <style:tab-stops/>
      </style:paragraph-properties>
      <style:text-properties fo:language="en" fo:country="GB" officeooo:paragraph-rsid="0011c9ca"/>
    </style:style>
    <style:style style:name="P37" style:family="paragraph" style:parent-style-name="Standard">
      <style:paragraph-properties fo:margin-left="0.529cm" fo:margin-right="0cm" fo:line-height="200%" fo:text-align="justify" style:justify-single-word="false" fo:text-indent="-0.508cm" style:auto-text-indent="false">
        <style:tab-stops/>
      </style:paragraph-properties>
      <style:text-properties officeooo:paragraph-rsid="00112eeb"/>
    </style:style>
    <style:style style:name="P38" style:family="paragraph" style:parent-style-name="Standard">
      <style:paragraph-properties fo:margin-left="0.529cm" fo:margin-right="0cm" fo:line-height="200%" fo:text-indent="-0.508cm" style:auto-text-indent="false">
        <style:tab-stops/>
      </style:paragraph-properties>
      <style:text-properties officeooo:paragraph-rsid="000f1281"/>
    </style:style>
    <style:style style:name="P39" style:family="paragraph" style:parent-style-name="Standard">
      <style:paragraph-properties fo:margin-left="0.529cm" fo:margin-right="0cm" fo:text-indent="-0.508cm" style:auto-text-indent="false">
        <style:tab-stops/>
      </style:paragraph-properties>
    </style:style>
    <style:style style:name="P40" style:family="paragraph" style:parent-style-name="Standard">
      <style:paragraph-properties fo:margin-left="0.529cm" fo:margin-right="0cm" fo:text-indent="-0.508cm" style:auto-text-indent="false">
        <style:tab-stops/>
      </style:paragraph-properties>
      <style:text-properties officeooo:paragraph-rsid="0021a9ab"/>
    </style:style>
    <style:style style:name="P41" style:family="paragraph" style:parent-style-name="Standard">
      <style:paragraph-properties fo:margin-left="0.529cm" fo:margin-right="0cm" fo:text-indent="-0.508cm" style:auto-text-indent="false">
        <style:tab-stops/>
      </style:paragraph-properties>
      <style:text-properties officeooo:paragraph-rsid="00112eeb"/>
    </style:style>
    <style:style style:name="P42" style:family="paragraph" style:parent-style-name="Standard">
      <style:paragraph-properties fo:margin-left="0.529cm" fo:margin-right="0cm" fo:text-indent="-0.508cm" style:auto-text-indent="false">
        <style:tab-stops/>
      </style:paragraph-properties>
      <style:text-properties officeooo:paragraph-rsid="00094e3c"/>
    </style:style>
    <style:style style:name="P43" style:family="paragraph" style:parent-style-name="Standard">
      <style:paragraph-properties fo:margin-left="0.529cm" fo:margin-right="0cm" fo:text-indent="-0.508cm" style:auto-text-indent="false">
        <style:tab-stops/>
      </style:paragraph-properties>
      <style:text-properties officeooo:paragraph-rsid="0016f425"/>
    </style:style>
    <style:style style:name="P44" style:family="paragraph" style:parent-style-name="Standard">
      <style:paragraph-properties fo:margin-left="0.529cm" fo:margin-right="0cm" fo:text-indent="-0.508cm" style:auto-text-indent="false">
        <style:tab-stops/>
      </style:paragraph-properties>
      <style:text-properties officeooo:paragraph-rsid="00230163"/>
    </style:style>
    <style:style style:name="P45" style:family="paragraph" style:parent-style-name="Standard">
      <style:paragraph-properties fo:margin-left="0.529cm" fo:margin-right="0cm" fo:text-indent="-0.508cm" style:auto-text-indent="false">
        <style:tab-stops/>
      </style:paragraph-properties>
      <style:text-properties officeooo:paragraph-rsid="0013e721"/>
    </style:style>
    <style:style style:name="P46" style:family="paragraph" style:parent-style-name="Standard">
      <style:paragraph-properties fo:margin-left="0.529cm" fo:margin-right="0cm" fo:text-indent="-0.508cm" style:auto-text-indent="false">
        <style:tab-stops/>
      </style:paragraph-properties>
      <style:text-properties officeooo:paragraph-rsid="000e692b"/>
    </style:style>
    <style:style style:name="P47" style:family="paragraph" style:parent-style-name="Standard">
      <style:paragraph-properties fo:margin-left="0.529cm" fo:margin-right="0cm" fo:text-indent="-0.508cm" style:auto-text-indent="false">
        <style:tab-stops/>
      </style:paragraph-properties>
      <style:text-properties officeooo:paragraph-rsid="000cb5ae"/>
    </style:style>
    <style:style style:name="P48" style:family="paragraph" style:parent-style-name="Standard">
      <style:paragraph-properties fo:margin-left="0.529cm" fo:margin-right="0cm" fo:text-indent="-0.508cm" style:auto-text-indent="false" style:writing-mode="lr-tb">
        <style:tab-stops/>
      </style:paragraph-properties>
      <style:text-properties fo:language="en" fo:country="none" officeooo:paragraph-rsid="001c509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084215" style:font-style-asian="italic" style:font-style-complex="italic"/>
    </style:style>
    <style:style style:name="T4" style:family="text">
      <style:text-properties fo:font-style="italic" officeooo:rsid="00094e3c" style:font-style-asian="italic" style:font-style-complex="italic"/>
    </style:style>
    <style:style style:name="T5" style:family="text">
      <style:text-properties fo:font-style="italic" officeooo:rsid="000bb9db" style:font-style-asian="italic" style:font-style-complex="italic"/>
    </style:style>
    <style:style style:name="T6" style:family="text">
      <style:text-properties fo:font-style="italic" officeooo:rsid="001045dd" style:font-style-asian="italic" style:font-style-complex="italic"/>
    </style:style>
    <style:style style:name="T7" style:family="text">
      <style:text-properties fo:font-style="italic" officeooo:rsid="0013e721" style:font-style-asian="italic" style:font-style-complex="italic"/>
    </style:style>
    <style:style style:name="T8" style:family="text">
      <style:text-properties fo:font-style="italic" officeooo:rsid="0014b36e" style:font-style-asian="italic" style:font-style-complex="italic"/>
    </style:style>
    <style:style style:name="T9" style:family="text">
      <style:text-properties fo:font-style="italic" officeooo:rsid="00230014" style:font-style-asian="italic" style:font-style-complex="italic"/>
    </style:style>
    <style:style style:name="T10" style:family="text">
      <style:text-properties fo:font-style="italic" officeooo:rsid="0016f425" style:font-style-asian="italic" style:font-style-complex="italic"/>
    </style:style>
    <style:style style:name="T11" style:family="text">
      <style:text-properties fo:font-style="italic" officeooo:rsid="0024d0e7" style:font-style-asian="italic" style:font-style-complex="italic"/>
    </style:style>
    <style:style style:name="T12" style:family="text">
      <style:text-properties fo:font-style="italic" officeooo:rsid="00084215"/>
    </style:style>
    <style:style style:name="T13" style:family="text">
      <style:text-properties fo:font-style="italic" officeooo:rsid="00094e3c"/>
    </style:style>
    <style:style style:name="T14" style:family="text">
      <style:text-properties fo:font-style="italic" officeooo:rsid="000cb5ae"/>
    </style:style>
    <style:style style:name="T15" style:family="text">
      <style:text-properties fo:font-style="italic" officeooo:rsid="000bb9db"/>
    </style:style>
    <style:style style:name="T16" style:family="text">
      <style:text-properties officeooo:rsid="00084215"/>
    </style:style>
    <style:style style:name="T17" style:family="text">
      <style:text-properties officeooo:rsid="00094e3c"/>
    </style:style>
    <style:style style:name="T18" style:family="text">
      <style:text-properties fo:font-style="normal" style:font-style-asian="normal" style:font-style-complex="normal"/>
    </style:style>
    <style:style style:name="T19" style:family="text">
      <style:text-properties fo:font-style="normal" officeooo:rsid="00094e3c" style:font-style-asian="normal" style:font-style-complex="normal"/>
    </style:style>
    <style:style style:name="T20" style:family="text">
      <style:text-properties fo:font-style="normal" officeooo:rsid="000bb9db" style:font-style-asian="normal" style:font-style-complex="normal"/>
    </style:style>
    <style:style style:name="T21" style:family="text">
      <style:text-properties fo:font-style="normal" officeooo:rsid="001037da" style:font-style-asian="normal" style:font-style-complex="normal"/>
    </style:style>
    <style:style style:name="T22" style:family="text">
      <style:text-properties fo:font-style="normal" officeooo:rsid="0014b36e" style:font-style-asian="normal" style:font-style-complex="normal"/>
    </style:style>
    <style:style style:name="T23" style:family="text">
      <style:text-properties officeooo:rsid="000b2b57"/>
    </style:style>
    <style:style style:name="T24" style:family="text">
      <style:text-properties officeooo:rsid="000bb9db"/>
    </style:style>
    <style:style style:name="T25" style:family="text">
      <style:text-properties fo:language="en" fo:country="GB"/>
    </style:style>
    <style:style style:name="T26" style:family="text">
      <style:text-properties fo:font-size="12pt" fo:language="en" fo:country="GB" fo:background-color="transparent" style:font-size-asian="12pt" style:font-size-complex="12pt"/>
    </style:style>
    <style:style style:name="T27" style:family="text">
      <style:text-properties fo:font-size="12pt" officeooo:rsid="000bb9db" fo:background-color="transparent" style:font-size-asian="12pt" style:font-size-complex="12pt"/>
    </style:style>
    <style:style style:name="T28" style:family="text">
      <style:text-properties fo:font-size="12pt" officeooo:rsid="0014b36e" fo:background-color="transparent" style:font-size-asian="12pt" style:font-size-complex="12pt"/>
    </style:style>
    <style:style style:name="T29" style:family="text">
      <style:text-properties officeooo:rsid="000f1281"/>
    </style:style>
    <style:style style:name="T30" style:family="text">
      <style:text-properties style:font-name="Arial1" fo:font-size="9.75pt"/>
    </style:style>
    <style:style style:name="T31" style:family="text">
      <style:text-properties style:font-name="Arial1" fo:font-size="9.75pt" fo:font-style="italic"/>
    </style:style>
    <style:style style:name="T32" style:family="text">
      <style:text-properties style:font-name="Arial1" fo:font-size="9.75pt" fo:font-style="italic" officeooo:rsid="000bb9db"/>
    </style:style>
    <style:style style:name="T33" style:family="text">
      <style:text-properties style:font-name="Arial1" fo:font-size="9.75pt" officeooo:rsid="000bb9db"/>
    </style:style>
    <style:style style:name="T34" style:family="text">
      <style:text-properties style:font-name="Arial1" fo:font-size="9.75pt" fo:language="en" fo:country="GB" fo:font-style="italic" fo:background-color="transparent" style:font-size-asian="12pt" style:font-size-complex="12pt"/>
    </style:style>
    <style:style style:name="T35" style:family="text">
      <style:text-properties style:font-name="Arial1" fo:font-size="9.75pt" fo:language="en" fo:country="GB" fo:background-color="transparent" style:font-size-asian="12pt" style:font-size-complex="12pt"/>
    </style:style>
    <style:style style:name="T36" style:family="text">
      <style:text-properties officeooo:rsid="000f63f2"/>
    </style:style>
    <style:style style:name="T37" style:family="text">
      <style:text-properties officeooo:rsid="001037da"/>
    </style:style>
    <style:style style:name="T38" style:family="text">
      <style:text-properties fo:language="en" fo:country="none" fo:font-style="italic" style:font-style-asian="italic" style:font-style-complex="italic"/>
    </style:style>
    <style:style style:name="T39" style:family="text">
      <style:text-properties fo:language="en" fo:country="none" fo:font-style="italic" officeooo:rsid="0011c9ca" style:font-style-asian="italic" style:font-style-complex="italic"/>
    </style:style>
    <style:style style:name="T40" style:family="text">
      <style:text-properties fo:language="en" fo:country="none" fo:font-style="italic" officeooo:rsid="001d7e36" style:font-style-asian="italic" style:font-style-complex="italic"/>
    </style:style>
    <style:style style:name="T41" style:family="text">
      <style:text-properties fo:language="en" fo:country="none" fo:font-style="italic" officeooo:rsid="001e70eb" style:font-style-asian="italic" style:font-style-complex="italic"/>
    </style:style>
    <style:style style:name="T42" style:family="text">
      <style:text-properties fo:language="en" fo:country="none" fo:font-style="italic" officeooo:rsid="00230163" style:font-style-asian="italic" style:font-style-complex="italic"/>
    </style:style>
    <style:style style:name="T43" style:family="text">
      <style:text-properties fo:language="en" fo:country="none" fo:font-style="normal" style:font-style-asian="normal" style:font-style-complex="normal"/>
    </style:style>
    <style:style style:name="T44" style:family="text">
      <style:text-properties fo:language="en" fo:country="none" fo:font-style="normal" officeooo:rsid="001037da" style:font-style-asian="normal" style:font-style-complex="normal"/>
    </style:style>
    <style:style style:name="T45" style:family="text">
      <style:text-properties fo:language="en" fo:country="none" fo:font-style="normal" officeooo:rsid="001045dd" style:font-style-asian="normal" style:font-style-complex="normal"/>
    </style:style>
    <style:style style:name="T46" style:family="text">
      <style:text-properties fo:language="en" fo:country="none" fo:font-style="normal" officeooo:rsid="00230163" style:font-style-asian="normal" style:font-style-complex="normal"/>
    </style:style>
    <style:style style:name="T47" style:family="text">
      <style:text-properties fo:language="en" fo:country="none" officeooo:rsid="0011c9ca"/>
    </style:style>
    <style:style style:name="T48" style:family="text">
      <style:text-properties fo:language="en" fo:country="none" officeooo:rsid="0014b36e"/>
    </style:style>
    <style:style style:name="T49" style:family="text">
      <style:text-properties fo:language="en" fo:country="none" officeooo:rsid="001d7e36"/>
    </style:style>
    <style:style style:name="T50" style:family="text">
      <style:text-properties fo:language="en" fo:country="none" officeooo:rsid="00230163"/>
    </style:style>
    <style:style style:name="T51" style:family="text">
      <style:text-properties officeooo:rsid="001045dd"/>
    </style:style>
    <style:style style:name="T52" style:family="text">
      <style:text-properties officeooo:rsid="00106e27"/>
    </style:style>
    <style:style style:name="T53" style:family="text">
      <style:text-properties officeooo:rsid="0013e721"/>
    </style:style>
    <style:style style:name="T54" style:family="text">
      <style:text-properties style:font-name="sans-serif" fo:font-size="10.5pt"/>
    </style:style>
    <style:style style:name="T55" style:family="text">
      <style:text-properties style:font-name="sans-serif" fo:font-size="10.5pt" officeooo:rsid="0013e721"/>
    </style:style>
    <style:style style:name="T56" style:family="text">
      <style:text-properties style:font-name="sans-serif" fo:font-size="10.5pt" fo:font-style="italic" style:font-style-asian="italic" style:font-style-complex="italic"/>
    </style:style>
    <style:style style:name="T57" style:family="text">
      <style:text-properties style:font-name="sans-serif" fo:font-size="10.5pt" fo:font-style="italic" officeooo:rsid="0013e721" style:font-style-asian="italic" style:font-style-complex="italic"/>
    </style:style>
    <style:style style:name="T58" style:family="text">
      <style:text-properties style:font-name="sans-serif" fo:font-size="9.75pt"/>
    </style:style>
    <style:style style:name="T59" style:family="text">
      <style:text-properties style:font-name="sans-serif" fo:font-size="9.75pt" officeooo:rsid="0016f425"/>
    </style:style>
    <style:style style:name="T60" style:family="text">
      <style:text-properties style:font-name="sans-serif" fo:font-size="9.75pt" officeooo:rsid="00230014"/>
    </style:style>
    <style:style style:name="T61" style:family="text">
      <style:text-properties officeooo:rsid="0014b36e"/>
    </style:style>
    <style:style style:name="T62" style:family="text">
      <style:text-properties officeooo:rsid="0016f425"/>
    </style:style>
    <style:style style:name="T63" style:family="text">
      <style:text-properties officeooo:rsid="001859f9"/>
    </style:style>
    <style:style style:name="T64" style:family="text">
      <style:text-properties officeooo:rsid="001a2fc7"/>
    </style:style>
    <style:style style:name="T65" style:family="text">
      <style:text-properties officeooo:rsid="001c509c"/>
    </style:style>
    <style:style style:name="T66" style:family="text">
      <style:text-properties officeooo:rsid="001d7e36"/>
    </style:style>
    <style:style style:name="T67" style:family="text">
      <style:text-properties officeooo:rsid="002038b8"/>
    </style:style>
    <style:style style:name="T68" style:family="text">
      <style:text-properties fo:font-weight="bold" style:font-weight-asian="bold" style:font-weight-complex="bold"/>
    </style:style>
    <style:style style:name="T69" style:family="text">
      <style:text-properties fo:font-weight="normal" style:font-weight-asian="normal" style:font-weight-complex="normal"/>
    </style:style>
    <style:style style:name="T70" style:family="text">
      <style:text-properties officeooo:rsid="0022d40f"/>
    </style:style>
    <style:style style:name="T71" style:family="text">
      <style:text-properties officeooo:rsid="00230163"/>
    </style:style>
    <style:style style:name="T72" style:family="text">
      <style:text-properties officeooo:rsid="0024d0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8">André C., and Rosenberg R. </text:span><text:span text:style-name="T69">(1991).</text:span> Adult-larval interactions in the suspension-feeding bivalves Cerastoderma edule and Mya arenaria. <text:span text:style-name="T1">Marine ecology progress series. Oldendorf</text:span>, <text:span text:style-name="T1">71</text:span>(3), 227-234.</text:p>
      <text:p text:style-name="P2"><text:span text:style-name="T68">Aschan M. </text:span><text:span text:style-name="T69">(1988).</text:span> Soft bottom macrobenthos in a Baltic archipelago: Spatial variation and optimal sampling strategy. In <text:span text:style-name="T1">Annales Zoologici Fennici.</text:span> 25 <text:span text:style-name="T61">(</text:span>2<text:span text:style-name="T61">).</text:span> 153-164.</text:p>
      <text:p text:style-name="P2"><text:span text:style-name="T68">Bachelet G.</text:span> (1987). Recruitment and year-to-year variability in a population of Macoma balthica (L.). <text:span text:style-name="T1">Long-Term Changes in Coastal Benthic Communities</text:span>, 233-248.</text:p>
      <text:p text:style-name="P3"><text:span text:style-name="T68">Bachelet G., Guillou J., and Labourg P. J.</text:span> (1992). Adult-larval and juvenile interactions in the suspension-feeding bivalve, Cerastoderma edule (L.): field observations and experiments. <text:span text:style-name="T1">Marine eutrophication and population dynamics. Olsen and Olsen, Fredensborg</text:span>, 175-182.</text:p>
      <text:p text:style-name="P3"><text:span text:style-name="T68">Becquet V., Lanneluc I., Simon-Bouhet B., and García P.</text:span> (2009). Microsatellite markers for the Baltic clam, Macoma balthica (Linné, 1758), a key species concerned by changing southern limit, in exploited littoral ecosystems. <text:span text:style-name="T1">Conservation Genetics Resources</text:span>, <text:span text:style-name="T1">1</text:span>(1), 265-267.</text:p>
      <text:p text:style-name="P3"><text:span text:style-name="T68">Beukema J. J.</text:span> (1976). Biomass and species richness of the macro-benthic animals living on the tidal flats of the Dutch Wadden Sea. <text:span text:style-name="T1">Netherlands Journal of Sea Research</text:span>, <text:span text:style-name="T1">10</text:span>(2), 236-261.</text:p>
      <text:p text:style-name="P3"><text:span text:style-name="T68">Beukema J. J.</text:span> (1989). Long-term changes in macrozoobenthic abundance on the tidal flats of the western part of the Dutch Wadden Sea. <text:span text:style-name="T1">Helgoländer Meeresuntersuchungen</text:span>, <text:span text:style-name="T1">43</text:span>(3-4), 405-415.</text:p>
      <text:p text:style-name="P3"/>
      <text:p text:style-name="P3">Beukema, J. J., and Dekker, R. (2009). The intertidal zoning of cockles (Cerastoderma edule) in the Wadden Sea, or why cockle fishery disturbed areas of relatively high biodiversity. <text:span text:style-name="T1">Helgoland Marine Research</text:span>, <text:span text:style-name="T1">63</text:span>(4), 287-291.</text:p>
      <text:p text:style-name="P3"/>
      <text:p text:style-name="P4">Beukema, J. J., and Dekker, R. (2014). Variability in predator abundance links winter temperatures and bivalve recruitment: correlative evidence from long-term data in a tidal flat. <text:span text:style-name="T1">Marine Ecology Progress Series</text:span>, <text:span text:style-name="T1">513</text:span>, 1-15.</text:p>
      <text:p text:style-name="P3"/>
      <text:p text:style-name="P4">Beukema, J. J., Dekker, R., and Jansen, J. M. (2009). Some like it cold: populations of the tellinid bivalve Macoma balthica (L.) suffer in various ways from a warming climate. <text:span text:style-name="T1">Marine Ecology Progress Series</text:span>, <text:span text:style-name="T1">384</text:span>, 135-145.</text:p>
      <text:p text:style-name="P4"><text:span text:style-name="T25"/></text:p>
      <text:p text:style-name="P4"><text:span text:style-name="T25">Bjornstad, O. N. (2013). ncf: spatial nonparametric covariance functions. R package version 1.1-5. </text:span><text:a xlink:type="simple" xlink:href="http://CRAN.R-project.org/package=ncf"><text:span text:style-name="Internet_20_link"><text:span text:style-name="T25">http://CRAN.R-project.org/package=ncf</text:span></text:span></text:a></text:p>
      <text:p text:style-name="P4"><text:span text:style-name="Internet_20_link"><text:span text:style-name="T25"/></text:span></text:p>
      <text:p text:style-name="P4">Bonsdorff, E., Norkko, A., and Boström, C. (1995). Recruitment and population maintenance of the bivalve Macoma balthica (L.)—factors affecting settling success and early survival on shallow sandy bottoms. <text:span text:style-name="T1">Biology and ecology of shallow coastal waters. Olsen and Olsen, Fredensborg</text:span>, 253-260.</text:p>
      <text:p text:style-name="P4"/>
      <text:p text:style-name="P4">Boström, C., and Bonsdorff, E. (2000). Zoobenthic community establishment and habitat complexity-the importance of seagrass shoot-density, morphology and physical disturbance for faunal recruitment. <text:span text:style-name="T1">Marine Ecology Progress Series</text:span>, <text:span text:style-name="T1">205</text:span>, 123-138.</text:p>
      <text:p text:style-name="P4"/>
      <text:p text:style-name="P4">Brady, F. (1943). The distribution of the fauna of some intertidal sands and muds on the Northumberland coast. <text:span text:style-name="T1">The Journal of Animal Ecology</text:span>, 27-41.</text:p>
      <text:p text:style-name="P4"/>
      <text:p text:style-name="P22"/>
      <text:p text:style-name="P1"><text:span text:style-name="T26">Brown, J.H. (1984) On the relationship between abundance and </text:span>distribution of species. <text:span text:style-name="T2">American Naturalist</text:span>, 124, 255–279.</text:p>
      <text:p text:style-name="P24"/>
      <text:p text:style-name="P21"><text:span text:style-name="T30">Brown, J. H., Mehlman, D. W., and Stevens, G. C. (1995). Spatial variation in abundance. </text:span><text:span text:style-name="T31">Ecology. 76</text:span><text:span text:style-name="T30">(7). 2028-2043.</text:span></text:p>
      <text:p text:style-name="P1"/>
      <text:p text:style-name="P1">Callaway, R., Burdon, D., Deasey, A., Mazik, K., and Elliott, M. (2013). The riddle of the sands: <text:soft-page-break/>how population dynamics explains causes of high bivalve mortality. <text:span text:style-name="T1">Journal of Applied Ecology</text:span>, <text:span text:style-name="T1">50</text:span>(4), 1050-1059.</text:p>
      <text:p text:style-name="P1">Chambers, M. R., &amp; Milne, H. (1975). The production of&lt; i&gt; Macoma balthica (L.) in the Ythan Estuary. <text:span text:style-name="T1">Estuarine and Coastal Marine Science</text:span>, <text:span text:style-name="T1">3</text:span>(4), 443-455.</text:p>
      <text:p text:style-name="P1"/>
      <text:p text:style-name="P5">Dahle, S., Denisenko, S. G., Denisenko, N. V., and Cochrane, S. J. (1998). Benthic fauna in the Pechora Sea. <text:span text:style-name="T1">Sarsia</text:span>, <text:span text:style-name="T1">83</text:span>(3), 183-210.</text:p>
      <text:p text:style-name="P5"/>
      <text:p text:style-name="P5"><text:span text:style-name="T16">Dare, P.J., Bell, M.C., Walker, P. and Bannister, R.C.A., 2004. </text:span><text:span text:style-name="T3">Historical and current status of cockle and mussel stocks in The Wash</text:span><text:span text:style-name="T16">. CEFAS Lowestoft. </text:span><text:span text:style-name="T24">85 pp.</text:span></text:p>
      <text:p text:style-name="P5"><text:span text:style-name="T16"/></text:p>
      <text:p text:style-name="P5">Denisenko, S. G., Denisenko, N. V., Lehtonen, K. K., Andersin, A. B., and Laine, A. O. (2003). Macrozoobenthos of the Pechora Sea (SE Barents Sea): community structure and spatial distribution in relation to environmental conditions. <text:span text:style-name="T1">Marine Ecology Progress Series</text:span>, <text:span text:style-name="T1">258</text:span>, 109-123.</text:p>
      <text:p text:style-name="P5"><text:span text:style-name="T16"/></text:p>
      <text:p text:style-name="P27"><text:span text:style-name="T16">Denisov VV, Dzhenyuk SL (1995) Chapter 2. Abiotic conditions. </text:span>Abiotic conditions of Kola Peninsula. In: <text:span text:style-name="T2">The Biological Resources of the Coastal zone of the Kola Peninsula. Modern State and Rational Usage.</text:span> Russian Academy of Sciences, Apatity, Murmansk, Russia. pp. 10 – 25.</text:p>
      <text:p text:style-name="P27"/>
      <text:p text:style-name="P27">Ducrotoy, J. P., Rybarczyk, H., Souprayen, J., Bachelet, G., Beukema, J., Desprez, M., ... and Ibanez, F. (1991). A comparison of the population dynamics of the cockle (Cerastoderma edule, L.) in North-Western Europe. <text:span text:style-name="T54">In: </text:span><text:span text:style-name="T55">M</text:span><text:span text:style-name="T54">. Elliott </text:span><text:span text:style-name="T55">and</text:span><text:span text:style-name="T54"> j.-P. Ducrotoy. </text:span><text:span text:style-name="T55">(eds.)</text:span><text:span text:style-name="T54"> </text:span><text:span text:style-name="T56">Estuaries and coasts: spatial and temporal intercomparisons. Int</text:span><text:span text:style-name="T57">ernational</text:span><text:span text:style-name="T56"> Symp</text:span><text:span text:style-name="T57">osium</text:span><text:span text:style-name="T56"> Ser</text:span><text:span text:style-name="T57">ies</text:span><text:span text:style-name="T56">, ECSA-19 Symp</text:span><text:span text:style-name="T57">osium</text:span><text:span text:style-name="T54">, Olsen and Olsen, Fredensborg. 173-184</text:span></text:p>
      <text:p text:style-name="P27">Ferns, P. N., Rostron, D. M., &amp; Siman, H. Y. (2000). Effects of mechanical cockle harvesting on intertidal communities. <text:span text:style-name="T1">Journal of Applied Ecology</text:span>, <text:span text:style-name="T1">37</text:span>(3), 464-474.</text:p>
      <text:p text:style-name="P27"><text:span text:style-name="T54"/></text:p>
      <text:p text:style-name="P27"/>
      <text:p text:style-name="P6"><text:span text:style-name="T16"/></text:p>
      <text:p text:style-name="P5">Gam, M., de Montaudouin, X., and Bazairi, H. (2010). Population dynamics and secondary production of the cockle <text:span text:style-name="T2">Cerastoderma edule</text:span>: A comparison between Merja Zerga (Moroccan Atlantic Coast) and Arcachon Bay (French Atlantic Coast). <text:span text:style-name="T1">Journal of Sea Research</text:span>, <text:span text:style-name="T1">63</text:span>(3), 191-201.</text:p>
      <text:p text:style-name="P5"/>
      <text:p text:style-name="P5">Gaston, K. J. (2009). Geographic range limits of species. <text:span text:style-name="T1">Proceedings of the Royal Society B: Biological Sciences</text:span>, <text:span text:style-name="T1">276</text:span>(1661), 1391-1393.</text:p>
      <text:p text:style-name="P5"/>
      <text:p text:style-name="P5">Genelt-Yanovskiy, E., Poloskin, A., Granovitch, A., Nazarova, S., and Strelkov, P. (2010). Population structure and growth rates at biogeographic extremes: A case study of the common cockle, <text:span text:style-name="T2">Cerastoderma edule</text:span> (L.) in the Barents Sea. <text:span text:style-name="T1">Marine pollution bulletin</text:span>, <text:span text:style-name="T1">61</text:span>(4), 247-253.</text:p>
      <text:p text:style-name="P5"/>
      <text:p text:style-name="P5">Gerasimova, A. V., and Maximovich, N. V. (2013). Age–size structure of common bivalve mollusc populations in the White Sea: the causes of instability. <text:span text:style-name="T1">Hydrobiologia</text:span>, <text:span text:style-name="T1">706</text:span>(1), 119-137.</text:p>
      <text:p text:style-name="P5"/>
      <text:p text:style-name="P5">Gjøsæter, H. (1995). Pelagic fish and the ecological impact of the modern fishing industry in the Barents Sea. <text:span text:style-name="T1">Arctic</text:span>, 267-278.</text:p>
      <text:p text:style-name="P5"/>
      <text:p text:style-name="P29">Gouryanova, E.F., Zaks, I.G., Ushakov, P.V., 1930. A littoral of western Murman. Studies of the Seas of USSR 2, 47–52 (in Russian)</text:p>
      <text:p text:style-name="P30"/>
      <text:p text:style-name="P30">Gouryanova, E.F., Zaks, I.G., Ushakov, P.V., 19<text:span text:style-name="T51">29</text:span>. A littoral of <text:span text:style-name="T37">Kola bay</text:span>. <text:bookmark text:name="result_box"/><text:span text:style-name="T38">Proceedings of the Leningrad Society of Naturalist.</text:span><text:span text:style-name="T43"> </text:span><text:span text:style-name="T44">60(2). 17-107. </text:span><text:span text:style-name="T45">(in Russian)</text:span></text:p>
      <text:p text:style-name="P5"/>
      <text:p text:style-name="P31">Gouryanova, E.F., Ushakov, P.V., 19<text:span text:style-name="T51">29</text:span>. A littoral of <text:span text:style-name="T36">eastern</text:span> Murman. Studies of the Seas of USSR <text:span text:style-name="T36">10</text:span>, <text:span text:style-name="T36">5-40</text:span> (in Russian)</text:p>
      <text:p text:style-name="P31"/>
      <text:p text:style-name="P33"><text:bookmark text:name="result_box3"/><text:soft-page-break/><text:span text:style-name="T21">Gusev, AA (2010). Influence of environmental factors on the distribution of Macoma balthica (Linnaeus 1758) and Mytilus edulis (Linnaeus 1758) in the south-eastern part of the Baltic Sea. Bulletin Baltic Federal Kant University. 7. </text:span><text:span text:style-name="T22">34-39.</text:span></text:p>
      <text:p text:style-name="P33"><text:span text:style-name="T22"/></text:p>
      <text:p text:style-name="P33">Gusev, A. A., and Jurgens-Markina, E. M. (2012). Growth and production of the bivalve Macoma balthica (Linnaeus, 1758)(Cardiida: Tellinidae) in the southeastern part of the Baltic Sea. <text:span text:style-name="T1">Russian Journal of Marine Biology</text:span>, <text:span text:style-name="T1">38</text:span>(1), 56-63.</text:p>
      <text:p text:style-name="P7"><text:span text:style-name="T44"/></text:p>
      <text:p text:style-name="P32"/>
      <text:p text:style-name="P8">Hollander, M. L. <text:s/><text:span text:style-name="T52">and</text:span> W<text:span text:style-name="T52">olfe <text:s/>D.A.</text:span> <text:span text:style-name="T52">(</text:span>1973<text:span text:style-name="T52">).</text:span> Nonparametric Statistical Methods. <text:span text:style-name="T18">John Wiley and Sons Perry. New York.</text:span></text:p>
      <text:p text:style-name="P5"/>
      <text:p text:style-name="P5">Holt, R. D., and Keitt, T. H. (2000). Alternative causes for range limits: a metapopulation perspective. <text:span text:style-name="T1">Ecology Letters</text:span>, <text:span text:style-name="T1">3</text:span>(1), 41-47.</text:p>
      <text:p text:style-name="P5">Huxham, M., <text:span text:style-name="T70">and</text:span> Richards, M. (2003). Can postlarval bivalves select sediment type during settlement? A field test with <text:span text:style-name="T2">Macoma balthica </text:span>(L.) and <text:span text:style-name="T2">Cerastoderma edule </text:span>(L.). <text:span text:style-name="T1">Journal of experimental marine biology and ecology</text:span>, <text:span text:style-name="T1">288</text:span>(2), 279-293.</text:p>
      <text:p text:style-name="P5"/>
      <text:p text:style-name="P5"/>
      <text:p text:style-name="P43"><text:span text:style-name="T62">Ivell R. </text:span><text:span text:style-name="T63">(</text:span><text:span text:style-name="T62">1981</text:span><text:span text:style-name="T63">)</text:span><text:span text:style-name="T62">. A quantitative study of a Cerastoderma – Nephthys community in the Limfjord, Denmark, with the special reference to production of Cerastoderma edule. </text:span><text:span text:style-name="T10">Journal of Molluscan Studies</text:span><text:span text:style-name="T62">. 47. 147-170.</text:span></text:p>
      <text:p text:style-name="P43"><text:span text:style-name="T62"/></text:p>
      <text:p text:style-name="P43"><text:span text:style-name="T59">Jensen </text:span><text:span text:style-name="T58">K.T. </text:span><text:span text:style-name="T60">(1993) Density-dependent </text:span><text:span text:style-name="T58">growth in cockles </text:span><text:span text:style-name="T54">(Cerastoderma edule): </text:span><text:span text:style-name="T58">evidence from interannual comparisons. </text:span><text:span text:style-name="T9">Journal of the Marine Biological Association of the United Kingdom</text:span><text:span text:style-name="T60">. </text:span><text:span text:style-name="T58">73. 333-342. </text:span></text:p>
      <text:p text:style-name="P5">Jensen, K. T., and Jensen, J. N. (1985). The importance of some epibenthic predators on the density of juvenile benthic macrofauna in the Danish Wadden Sea. <text:span text:style-name="T1">Journal of Experimental Marine Biology and Ecology</text:span>, <text:span text:style-name="T1">89</text:span>(2), 157-174.</text:p>
      <text:p text:style-name="P5"/>
      <text:p text:style-name="P5">Jensen, J. W., Nøst, T., and Stokland, Ø. (1985). The invertebrate fauna of a small fjord subject to wide ranges of salinity and oxygen content. <text:span text:style-name="T1">Sarsia</text:span>, <text:span text:style-name="T1">70</text:span>(1), 33-43.</text:p>
      <text:p text:style-name="P23"><text:span text:style-name="T30"/></text:p>
      <text:p text:style-name="P9"><text:span text:style-name="T24">Johnstone, J. F., and Chapin, F. S. (2003). Non‐equilibrium succession dynamics indicate continued northern migration of lodgepole pine. </text:span><text:span text:style-name="T15">Global Change Biology</text:span><text:span text:style-name="T24">, </text:span><text:span text:style-name="T15">9</text:span><text:span text:style-name="T24">(10), 1401-1409.</text:span></text:p>
      <text:p text:style-name="P9"><text:span text:style-name="T24"/></text:p>
      <text:p text:style-name="P48"><text:span text:style-name="T65">V. M. Khaitov, A. V. Artemyeva, A. E. Gornykh, O. G. Zhizhina, E. L. Yakovis. The role of mussel</text:span></text:p>
      <text:p text:style-name="P48"><text:span text:style-name="T65">patches in structuring of soft-bottom intertidal communities. <text:s/>1. <text:s/>Structure of community associated with mussel patches on the White Sea littoral.</text:span> <text:span text:style-name="T2">Bulletin of St. Petersburg University. Series 3: Biology</text:span> (4), 13-26. <text:span text:style-name="T64">(in Russian)</text:span></text:p>
      <text:p text:style-name="P9"><text:span text:style-name="T24"/></text:p>
      <text:p text:style-name="P9">Kraan, C., Aarts, G., Van Der Meer, J., and Piersma, T. (2010). The role of environmental variables in structuring landscape-scale species distributions in seafloor habitats. <text:span text:style-name="T1">Ecology</text:span>, <text:span text:style-name="T1">91</text:span>(6), 1583-1590.</text:p>
      <text:p text:style-name="P9"><text:span text:style-name="T24"/></text:p>
      <text:p text:style-name="P9"><text:span text:style-name="T24"/></text:p>
      <text:p text:style-name="P36"><text:span text:style-name="T27">Kuznetsov </text:span><text:span text:style-name="T28">V.V.</text:span><text:span text:style-name="T27"> </text:span><text:span text:style-name="T28">(</text:span><text:span text:style-name="T27">1960</text:span><text:span text:style-name="T28">). </text:span><text:bookmark text:name="result_box1"/><text:span text:style-name="T39">White Sea and biological features of its flora and fauna</text:span><text:span text:style-name="T47">. </text:span><text:span text:style-name="T48">M</text:span><text:span text:style-name="T47">oscow – Leningrad. Publishing House of the Academy of Sciences of the USSR.</text:span></text:p>
      <text:p text:style-name="P9"><text:span text:style-name="T33">Leibold, M. A. (1995). The niche concept revisited: mechanistic models and community context. </text:span><text:span text:style-name="T32">Ecology</text:span><text:span text:style-name="T33">, </text:span><text:span text:style-name="T32">76</text:span><text:span text:style-name="T33">(5), 1371-1382.</text:span></text:p>
      <text:p text:style-name="P10"><text:span text:style-name="T24"/></text:p>
      <text:p text:style-name="P10"><text:span text:style-name="T24">Lindegarthl M., Andre' C. and Jonsson P.R. (1995)</text:span> Analysis of the spatial variability in abundance <text:soft-page-break/>and age structure of two infaunal bivalves, Cerastoderma edule and C. lamarcki, using hierarchical sampling programs. <text:span text:style-name="T5">Marine Ecology Progress Series</text:span><text:span text:style-name="T24">. 116. 85-97.</text:span></text:p>
      <text:p text:style-name="P5"/>
      <text:p text:style-name="P5">Littler, M. M., and Murray, S. N. (1975). Impact of sewage on the distribution, abundance and community structure of rocky intertidal macro-organisms. <text:span text:style-name="T1">Marine Biology</text:span>, <text:span text:style-name="T1">30</text:span>(4), 277-291.</text:p>
      <text:p text:style-name="P5">Madsen, P. B., &amp; Jensen, K. (1987). Population dynamics of Macoma balthica in the Danish Wadden Sea in an organically enriched area. <text:span text:style-name="T1">Ophelia</text:span>, <text:span text:style-name="T1">27</text:span>(3), 197-208.</text:p>
      <text:p text:style-name="P5">Malham, S. K., Hutchinson, T. H., and Longshaw, M. (2012). A review of the biology of European cockles (Cerastoderma spp.). <text:span text:style-name="T1">Journal of the Marine Biological Association of the United Kingdom</text:span>, <text:span text:style-name="T1">92</text:span>(07), 1563-1577.</text:p>
      <text:p text:style-name="P44"><text:span text:style-name="T71">Maximov A.A. (2009). Changes in bottom communities of the </text:span><text:span text:style-name="T50">Eastern gulf of finland after introduction of the polychaete </text:span><text:span text:style-name="T42">Marenzelleria neglecta</text:span><text:span text:style-name="T50">. </text:span><text:bookmark text:name="result_box9"/><text:span text:style-name="T42">Russian Journal of Biological Invasions. </text:span><text:span text:style-name="T46">2. 14-22.</text:span></text:p>
      <text:p text:style-name="P5">Mikkelsen, N., and Pedersen, T. (2004). How can the stock recruitment relationship of the Barents Sea capelin (Mallotus villosus) be improved by incorporating biotic and abiotic factors?. <text:span text:style-name="T1">Polar Research</text:span>, <text:span text:style-name="T1">23</text:span>(1), 19-26.</text:p>
      <text:p text:style-name="P5"/>
      <text:p text:style-name="P5">De Montaudouin, X., and Bachelet, G. (1997). Experimental evidence of complex interactions between biotic and abiotic factors in the dynamics of an intertidal population of the bivalve Cerastoderma edule. <text:span text:style-name="T1">Oceanographic Literature Review</text:span>, <text:span text:style-name="T1">44</text:span>(2).</text:p>
      <text:p text:style-name="P5"/>
      <text:p text:style-name="P11"><text:span text:style-name="T66">Nazarova S., Poloskin A. (1995). Fluctuations of Macoma balthica abundance in Kandalaksha bay populations (Whire Sea) In:</text:span><text:bookmark text:name="result_box7"/><text:span text:style-name="T66"> </text:span><text:span text:style-name="T40">Abstracts of Scientific Session VI of the Marine Biological Station </text:span><text:span text:style-name="T41">of </text:span><text:span text:style-name="T40">St. Petersburg State University.</text:span><text:span text:style-name="T49"> St-Petersburg: St-Petersburg State University Press. pp.</text:span><text:span text:style-name="T66">51-52. </text:span><text:span text:style-name="T67">(in Russian)</text:span></text:p>
      <text:p text:style-name="P5"/>
      <text:p text:style-name="P5">Nikula, R., Strelkov, P., and Väinölä, R. (2007). <text:span text:style-name="T29">D</text:span>iversity and trans‐arctic invasion history of mitochondrial lineages in the north atlantic <text:span text:style-name="T29">M</text:span>acoma balthica complex (<text:span text:style-name="T29">B</text:span>ivalvia: <text:span text:style-name="T29">T</text:span>ellinidae). <text:span text:style-name="T1">Evolution</text:span>, <text:span text:style-name="T1">61</text:span>(4), 928-941.</text:p>
      <text:p text:style-name="P5"/>
      <text:p text:style-name="P12"><text:span text:style-name="T53">Olafsson, E. B., 1989. Contrasting influences of suspension-feeding and deposit-feeding populations of Macoma balthica on infaunal recruitment. </text:span><text:span text:style-name="T7">Marine Ecology Progress Series</text:span><text:span text:style-name="T53">. 55. 171–179.</text:span></text:p>
      <text:p text:style-name="P12"><text:span text:style-name="T53"/></text:p>
      <text:p text:style-name="P13"><text:span text:style-name="T16">de-la-Ossa-Carretero, J. A., Del-Pilar-Ruso, Y., Giménez-Casalduero, F., and Sánchez-Lizaso, J. L. (2012). Assessing reliable indicators to sewage pollution in coastal soft-bottom communities. </text:span><text:span text:style-name="T12">Environmental monitoring and assessment</text:span><text:span text:style-name="T16">, </text:span><text:span text:style-name="T12">184</text:span><text:span text:style-name="T16">(4), 2133-2149.</text:span></text:p>
      <text:p text:style-name="P12"><text:span text:style-name="T53"/></text:p>
      <text:p text:style-name="P12">Oug, E. (2001). Polychaetes in intertidal rocky and sedimentary habitats in the region of Tromsø, northern Norway. <text:span text:style-name="T1">Sarsia</text:span>, <text:span text:style-name="T1">86</text:span>(1), 75-83.</text:p>
      <text:p text:style-name="P12">Parsons, N., &amp; Thomas, M. P. (1979). Notes on the ecology of the Clwyd estuary, north Wales. <text:span text:style-name="T1">Journal of Natural History</text:span>, <text:span text:style-name="T1">13</text:span>(6), 725-734.</text:p>
      <text:p text:style-name="P38"><text:span text:style-name="T35">Pfenninger, M., Nowak, C., and Magnin, F. (2007). Intraspecific range dynamics and niche evolution in Candidula land snail species. </text:span><text:span text:style-name="T34">Biological Journal of the Linnean Society</text:span><text:span text:style-name="T35">, </text:span><text:span text:style-name="T34">90</text:span><text:span text:style-name="T35">(2), 303-317.</text:span></text:p>
      <text:p text:style-name="P5"/>
      <text:p text:style-name="P5">Ramón, M. (2003). Population dynamics and secondary production of the cockle Cerastoderma edule (L.) in a backbarrier tidal flat in the Wadden Sea. <text:span text:style-name="T1">Scientia Marina</text:span>, <text:span text:style-name="T1">67</text:span>(4), 429-443.</text:p>
      <text:p text:style-name="P5"/>
      <text:p text:style-name="P34">R Core Team (2014). R: A language and environment for statistical computing. R Foundation for Statistical Computing, Vienna, Austria. URL http://www.R-project.org/. </text:p>
      <text:p text:style-name="P34"><text:soft-page-break/>Reading, C. J. (1979). Changes in the downshore distribution of <text:span text:style-name="T2">Macoma balthica </text:span>(L.) in relation to shell length. <text:span text:style-name="T1">Estuarine and coastal marine science</text:span>, <text:span text:style-name="T1">8</text:span>(1), 1-13.</text:p>
      <text:p text:style-name="P34">Reise, K., Herre, E., and Sturm, M. (1994). Biomass and abundance of macrofauna in intertidal sediments of Königshafen in the northern Wadden Sea. <text:span text:style-name="T1">Helgoländer Meeresuntersuchungen</text:span>, <text:span text:style-name="T1">48</text:span>(2-3), 201-215.</text:p>
      <text:p text:style-name="P5"/>
      <text:p text:style-name="P14">Richardson, C. A., Ibarrola, I., and Ingham, R. J. (1993). Emergence pattern and spatial distribution of the common cockle Cerastoderma edule. <text:span text:style-name="T5">Marine Ecology Progress Series</text:span>, <text:span text:style-name="T1">99</text:span>(1-2), 71-81.</text:p>
      <text:p text:style-name="P14"/>
      <text:p text:style-name="P19"><text:span text:style-name="T30">Rivadeneira, M. M., Hernáez, P., Antonio Baeza, J., Boltana, S., Cifuentes, M., Correa, C., ... and Thiel, M. (2010). Testing the abundant‐centre hypothesis using intertidal porcelain crabs along the Chilean coast: linking abundance and life‐history variation. </text:span><text:span text:style-name="T31">Journal of biogeography</text:span><text:span text:style-name="T30">, </text:span><text:span text:style-name="T31">37</text:span><text:span text:style-name="T30">(3), 486-498.</text:span></text:p>
      <text:p text:style-name="P19">Romano, C., Sarà, G., Salvo, G., Bishop, J., Mazzola, A., &amp; Widdows, J. (2011). Effect of the presence of the shore crab, Carcinus maenas, on burrowing behaviour and clearance rate of the common cockle, Cerastoderma edule. <text:span text:style-name="T1">Marine biology</text:span>, <text:span text:style-name="T1">158</text:span>(12), 2685-2694.</text:p>
      <text:p text:style-name="P19">Rousi, H., Laine, A. O., Peltonen, H., Kangas, P., Andersin, A. B., Rissanen, J., ... and Bonsdorff, E. (2013). Long-term changes in coastal zoobenthos in the northern Baltic Sea: the role of abiotic environmental factors. <text:span text:style-name="T1">ICES Journal of Marine Science: Journal du Conseil</text:span>, fss197.</text:p>
      <text:p text:style-name="P14">Sagarin, R. D., and Gaines, S. D. (2002). The ‘abundant centre’distribution: to what extent is it a biogeographical rule?. <text:span text:style-name="T1">Ecology letters</text:span>, <text:span text:style-name="T1">5</text:span>(1), 137-147.</text:p>
      <text:p text:style-name="P14"/>
      <text:p text:style-name="P14">Sagarin, R. D., Gaines, S. D., and Gaylord, B. (2006). Moving beyond assumptions to understand abundance distributions across the ranges of species. <text:span text:style-name="T1">Trends in Ecology and Evolution</text:span>, <text:span text:style-name="T1">21</text:span>(9), 524-530.</text:p>
      <text:p text:style-name="P14">Sanchez-Salazar, M. E., Griffiths, C. L., &amp; Seed, R. (1987). The effect of size and temperature on the predation of cockles <text:s/><text:span text:style-name="T2">Cerastoderma edule</text:span> (L.) by the shore crab <text:s/><text:span text:style-name="T2">Carcinus maenas </text:span>(L.). <text:span text:style-name="T1">Journal of Experimental Marine Biology and Ecology</text:span>, <text:span text:style-name="T1">111</text:span>(2), 181-193.</text:p>
      <text:p text:style-name="P5">Santos, S., Aarts, G., Luttikhuizen, P. C., Campos, J., Piersma, T., and van der Veer, H. W. (2012). Site-specific distribution of the bivalve Scrobicularia plana along the European coast. <text:span text:style-name="T1">Mar</text:span><text:span text:style-name="T14">ine</text:span><text:span text:style-name="T1"> Ecol</text:span><text:span text:style-name="T14">ogy</text:span><text:span text:style-name="T1"> Prog</text:span><text:span text:style-name="T14">ress</text:span><text:span text:style-name="T1"> Ser</text:span><text:span text:style-name="T14">ies</text:span>, <text:span text:style-name="T1">471</text:span>, 123-134.</text:p>
      <text:p text:style-name="P5"/>
      <text:p text:style-name="P15"><text:span text:style-name="T23">Savari A., Sylvestre C., Sheader M., Le Gal Y., Lockwood A.P.M. (1989) Stress studies on the common cockle (Cerastoderma edule L.) in Southampton Water. Topics in Marine biology.</text:span> <text:span text:style-name="T1">Sci</text:span><text:span text:style-name="T14">entia</text:span><text:span text:style-name="T1"> Mar</text:span><text:span text:style-name="T14">ina</text:span>, <text:span text:style-name="T1">53</text:span>(2-3), <text:span text:style-name="T23">729-735</text:span>.</text:p>
      <text:p text:style-name="P15"/>
      <text:p text:style-name="P15">Segerstråle, S. G. (1969). Biological fluctuations in the Baltic Sea. <text:span text:style-name="T1">Progress in Oceanography</text:span>, <text:span text:style-name="T1">5</text:span>, 169-184.</text:p>
      <text:p text:style-name="P15"/>
      <text:p text:style-name="P15"/>
      <text:p text:style-name="P26"><text:bookmark text:name="result_box2"/><text:soft-page-break/>Semenova N.L. (1974). The distribution of the bivalve Macoma balthica (L.) in some <text:span text:style-name="T61">inlets of</text:span> Kandalaksha Bay of the White Sea. <text:s/><text:span text:style-name="T61">In: </text:span><text:span text:style-name="T2">Proceedings of the </text:span><text:span text:style-name="T8">White Sea Biological Station </text:span><text:span text:style-name="T11">of the</text:span><text:span text:style-name="T8"> Moscow State University.</text:span> 4. 87 – 102. <text:span text:style-name="T72">(in Russian)</text:span></text:p>
      <text:p text:style-name="P15">Sexton, J. P., McIntyre, P. J., Angert, A. L., and Rice, K. J. (2009). Evolution and ecology of species range limits. <text:span text:style-name="T2">Annual Review of Ecology, Evolution, and Systematics</text:span>. 40. 415-436</text:p>
      <text:p text:style-name="P15"/>
      <text:p text:style-name="P15">Sneli, J. A. (1968). The intertidal distribution of polychaetes and molluscs on a muddy shore in Nord-Möre, Norway. <text:span text:style-name="T1">Sarsia</text:span>, <text:span text:style-name="T1">31</text:span>(1), 63-68.</text:p>
      <text:p text:style-name="P15"/>
      <text:p text:style-name="P37"><text:span text:style-name="T25">Sokal, R. R. (1979). Ecological parameters inferred from spatial correiograms. In: Patti, G. P., Rosenweig, M. (eds.) Contemporary quantitative ecology and related ecometrics. International Co-operative Publishing House, Fairland, Maryland, p. 167- 196.</text:span></text:p>
      <text:p text:style-name="P34">Strasser, M., Reinwald, T., and Reise, K. (2001). Differential effects of the severe winter of 1995/96 on the intertidal bivalves Mytilus edulis, Cerastoderma edule and Mya arenaria in the Northern Wadden Sea. <text:span text:style-name="T1">Helgoland Marine Research</text:span>, <text:span text:style-name="T1">55</text:span>(3), 190-197.</text:p>
      <text:p text:style-name="P37">Stephen, A. C. (1931). Notes on the biology of certain lamellibranchs on the Scottish coast. <text:span text:style-name="T1">Journal of the Marine Biological Association of the United Kingdom (New Series)</text:span>, <text:span text:style-name="T1">17</text:span>(02), 277-300.</text:p>
      <text:p text:style-name="P5"><text:span text:style-name="T17">Strelkov P.P., Gancevich M.M., Basova L.A. (2001). Shell color polymorphism of Macoma balthica (Bivalvia, Tellinidae) in the White and Barents Sea. </text:span><text:span text:style-name="T4">Reports of Academy of Science</text:span><text:span text:style-name="T17">, 376(1), 139-141. [in russian]</text:span></text:p>
      <text:p text:style-name="P5"><text:span text:style-name="T17"/></text:p>
      <text:p text:style-name="P16">Strelkov, P., Nikula, R., and Väinölä, R. (2007). Macoma balthica in the White and Barents Seas: properties of a widespread marine hybrid swarm (Mollusca: Bivalvia). <text:span text:style-name="T1">Molecular ecology</text:span>, <text:span text:style-name="T1">16</text:span>(19), 4110-4127.</text:p>
      <text:p text:style-name="P5">Strömgren, T., Lande, R., &amp; Engen, S. (1973). Intertidal distribution of the fauna on muddy beaches in the Borgenfjord area. <text:span text:style-name="T1">Sarsia</text:span>, <text:span text:style-name="T1">53</text:span>(1), 49-70.</text:p>
      <text:p text:style-name="P5"><text:span text:style-name="T17"/></text:p>
      <text:p text:style-name="P5"><text:span text:style-name="T17"/></text:p>
      <text:p text:style-name="P5">Svenning, J. C., Normand, S., and Kageyama, M. (2008). Glacial refugia of temperate trees in Europe: insights from species distribution modelling. <text:span text:style-name="T1">Journal of Ecology</text:span>, <text:span text:style-name="T1">96</text:span>(6), 1117-1127.</text:p>
      <text:p text:style-name="P5"/>
      <text:p text:style-name="P5">Tukey, J. W. (1976). Exploratory data analysis. 1977. <text:span text:style-name="T1">Massachusetts: Addison-Wesley</text:span>.</text:p>
      <text:p text:style-name="P5"><text:span text:style-name="T17"/></text:p>
      <text:p text:style-name="P17"><text:span text:style-name="T17">Thrush, S. F., Hewitt, J. E., and Pridmore, R. D. (1989). Patterns in the spatial arrangements of polychaetes and bivalves in intertidal sandflats. </text:span><text:span text:style-name="T13">Marine biology</text:span><text:span text:style-name="T17">, </text:span><text:span text:style-name="T13">102</text:span><text:span text:style-name="T17">(4), 529-535.</text:span></text:p>
      <text:p text:style-name="P17"><text:span text:style-name="T17"/></text:p>
      <text:p text:style-name="P17">Varfolomeeva, M., and Naumov, A. (2013). Long-term temporal and spatial variation of macrobenthos in the intertidal soft-bottom flats of two small bights (Chupa Inlet, Kandalaksha Bay, White Sea). <text:span text:style-name="T1">Hydrobiologia</text:span>, <text:span text:style-name="T1">706</text:span>(1), 175-189.</text:p>
      <text:p text:style-name="P17">Warwick, R. M., &amp; Price, R. (1975). Macrofauna production in an estuarine mud-flat. <text:span text:style-name="T1">Journal of the Marine Biological Association of the United Kingdom</text:span>, <text:span text:style-name="T1">55</text:span>(01), 1-18.</text:p>
      <text:p text:style-name="P5"><text:soft-page-break/>Woolmer, A. P. (2010). <text:span text:style-name="T2">Provisional Review and Advice of Cockle Management in the Burry Inlet. </text:span><text:span text:style-name="T19">Shellfish Association of Great Britain, London. </text:span><text:span text:style-name="T20">24 pp.</text:span></text:p>
      <text:p text:style-name="P1"/>
      <text:p text:style-name="P18"><text:span text:style-name="T51">Zenkevich, L.A. (1963). </text:span><text:span text:style-name="T6">Biology of the Seas of the U.S.S.R.</text:span><text:span text:style-name="T51"> Moscow. Translated from Russian to English by S. Botsharskaya. Interscience Publishers, New York.</text:span></text:p>
      <text:p text:style-name="P18"><text:span text:style-name="T51"/></text:p>
      <text:p text:style-name="P18">Zwarts, L., and Wanink, J. H. (1993). How the food supply harvestable by waders in the Wadden Sea depends on the variation in energy density, body weight, biomass, burying depth and behaviour of tidal-flat invertebrates. <text:span text:style-name="T1">Netherlands Journal of Sea Research</text:span>, <text:span text:style-name="T1">31</text:span>(4), 441-476.</text:p>
      <text:p text:style-name="P18"><text:span text:style-name="T51"/></text:p>
      <text:p text:style-name="P1"/>
      <text:p text:style-name="P1"/>
      <text:p text:style-name="P1"/>
      <text:p text:style-name="P1"/>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ans-serif"/>
    <style:font-face style:name="Lohit Hindi1" svg:font-family="'Lohit Hindi'"/>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WW8Num3z0" style:family="text">
      <style:text-properties fo:language="en" fo:country="US"/>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a Nazarova</meta:initial-creator>
    <meta:creation-date>2014-11-15T15:22:21</meta:creation-date>
    <dc:date>2014-11-15T19:41:09</dc:date>
    <dc:creator>Sophia Nazarova</dc:creator>
    <meta:editing-duration>PT4H4M21S</meta:editing-duration>
    <meta:editing-cycles>32</meta:editing-cycles>
    <meta:generator>LibreOffice/3.6$Linux_X86_64 LibreOffice_project/360m1$Build-2</meta:generator>
    <meta:document-statistic meta:table-count="0" meta:image-count="0" meta:object-count="0" meta:page-count="7" meta:paragraph-count="92" meta:word-count="2622" meta:character-count="18075" meta:non-whitespace-character-count="15527"/>
  </office:meta>
</office:document-meta>
</file>